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5, 2021 (12:10: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Part 1 of this lab you practice implementing while loops with different terminating conditions and applied to different types of problems.</text:p>
      <text:p text:style-name="Text_20_body">In Part 2 of this lab you will practice using do while loops.</text:p>
      <text:h text:style-name="Heading_20_1" text:outline-level="1"><text:bookmark-start text:name="practicing-while-loops"/>Practicing while Loops<text:bookmark-end text:name="practicing-while-loops"/></text:h>
      <text:p text:style-name="First_20_paragraph">Write a loop that displays…</text:p>
      <text:list text:style-name="L1">
        <text:list-item>
          <text:p text:style-name="P1">all integers between 0 and 100 that are divisible by 3.</text:p>
        </text:list-item>
        <text:list-item>
          <text:p text:style-name="P1">all integers between 1 and 100 but do not display numbers between 10-20 and 40-60.</text:p>
        </text:list-item>
        <text:list-item>
          <text:p text:style-name="P1"><text:span text:style-name="NormalTok">Hello World</text:span> ten times.</text:p>
        </text:list-item>
        <text:list-item>
          <text:p text:style-name="P1">10 rows of text where <text:span text:style-name="NormalTok">Hello</text:span> is displayed on every other row and <text:span text:style-name="NormalTok">World</text:span> on every other row</text:p>
        </text:list-item>
        <text:list-item>
          <text:p text:style-name="P1">value that decreases by 0.5 on each iteration. Start from 10.0 and iterate as long as the value remains positive.</text:p>
        </text:list-item>
      </text:list>
      <text:p text:style-name="First_20_paragraph">In these problems you will need to ask for user for input then perform described actions on the input.</text:p>
      <text:list text:style-name="L2">
        <text:list-item>
          <text:p text:style-name="P2">Ask the user for a positive integer value (1 or greater). After the user provides a number, compute the result of this series where <draw:frame draw:style-name="fr1" text:anchor-type="as-char"><draw:object xlink:href="Formula-0/" xlink:type="simple" xlink:show="embed" xlink:actuate="onLoad"/></draw:frame> represents the number obtained from user: <draw:frame draw:style-name="fr1" text:anchor-type="as-char"><draw:object xlink:href="Formula-2/" xlink:type="simple" xlink:show="embed" xlink:actuate="onLoad"/></draw:frame></text:p>
        </text:list-item>
        <text:list-item>
          <text:p text:style-name="P2">Assume you have the following mapping of zip codes to cities:</text:p>
          <table:table table:name="Table1" table:style-name="Table1">
            <table:table-column table:style-name="Table1.A"/>
            <table:table-column table:style-name="Table1.B"/>
            <table:table-header-rows>
              <table:table-row>
                <table:table-cell table:style-name="TableHeaderRowCell" office:value-type="string">
                  <text:p text:style-name="Table_20_Heading">zip code</text:p>
                </table:table-cell>
                <table:table-cell table:style-name="TableHeaderRowCell" office:value-type="string">
                  <text:p text:style-name="Table_20_Heading">city name</text:p>
                </table:table-cell>
              </table:table-row>
            </table:table-header-rows>
            <table:table-row>
              <table:table-cell table:style-name="TableRowCell" office:value-type="string">
                <text:p text:style-name="Table_20_Contents">30901</text:p>
              </table:table-cell>
              <table:table-cell table:style-name="TableRowCell" office:value-type="string">
                <text:p text:style-name="Table_20_Contents">Augusta</text:p>
              </table:table-cell>
            </table:table-row>
            <table:table-row>
              <table:table-cell table:style-name="TableRowCell" office:value-type="string">
                <text:p text:style-name="Table_20_Contents">30904</text:p>
              </table:table-cell>
              <table:table-cell table:style-name="TableRowCell" office:value-type="string">
                <text:p text:style-name="Table_20_Contents">Augusta</text:p>
              </table:table-cell>
            </table:table-row>
            <table:table-row>
              <table:table-cell table:style-name="TableRowCell" office:value-type="string">
                <text:p text:style-name="Table_20_Contents">30912</text:p>
              </table:table-cell>
              <table:table-cell table:style-name="TableRowCell" office:value-type="string">
                <text:p text:style-name="Table_20_Contents">Augusta</text:p>
              </table:table-cell>
            </table:table-row>
            <table:table-row>
              <table:table-cell table:style-name="TableRowCell" office:value-type="string">
                <text:p text:style-name="Table_20_Contents">30809</text:p>
              </table:table-cell>
              <table:table-cell table:style-name="TableRowCell" office:value-type="string">
                <text:p text:style-name="Table_20_Contents">Evans</text:p>
              </table:table-cell>
            </table:table-row>
            <table:table-row>
              <table:table-cell table:style-name="TableRowCell" office:value-type="string">
                <text:p text:style-name="Table_20_Contents">30813</text:p>
              </table:table-cell>
              <table:table-cell table:style-name="TableRowCell" office:value-type="string">
                <text:p text:style-name="Table_20_Contents">Grovetown</text:p>
              </table:table-cell>
            </table:table-row>
            <table:table-row>
              <table:table-cell table:style-name="TableRowCell" office:value-type="string">
                <text:p text:style-name="Table_20_Contents">30814</text:p>
              </table:table-cell>
              <table:table-cell table:style-name="TableRowCell" office:value-type="string">
                <text:p text:style-name="Table_20_Contents">Harlem</text:p>
              </table:table-cell>
            </table:table-row>
            <table:table-row>
              <table:table-cell table:style-name="TableRowCell" office:value-type="string">
                <text:p text:style-name="Table_20_Contents">30815</text:p>
              </table:table-cell>
              <table:table-cell table:style-name="TableRowCell" office:value-type="string">
                <text:p text:style-name="Table_20_Contents">Hephzibah</text:p>
              </table:table-cell>
            </table:table-row>
            <table:table-row>
              <table:table-cell table:style-name="TableRowCell" office:value-type="string">
                <text:p text:style-name="Table_20_Contents">29842</text:p>
              </table:table-cell>
              <table:table-cell table:style-name="TableRowCell" office:value-type="string">
                <text:p text:style-name="Table_20_Contents">North Augusta</text:p>
              </table:table-cell>
            </table:table-row>
          </table:table>
          <text:p text:style-name="P2">Write a small program that asks the user to enter a zip code. Then display to the user the city name based on the zip code user entered. If the zip code is not included in the table given above, the program should display “unknown city!”. Allow the user to repeat the input until the user indicates they are ready to quit by entering approprite sentinel value.</text:p>
        </text:list-item>
      </text:list>
      <text:h text:style-name="Heading_20_1" text:outline-level="1"><text:bookmark-start text:name="do-while-loops"/>Do while Loops<text:bookmark-end text:name="do-while-loops"/></text:h>
      <text:p text:style-name="First_20_paragraph">Before writing code, think through the following problems:</text:p>
      <text:list text:style-name="L3">
        <text:list-item>
          <text:p text:style-name="P3">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3">Can you think of a problem where you can use <text:span text:style-name="KeywordTok">while</text:span> but not <text:span text:style-name="KeywordTok">do</text:span><text:span text:style-name="NormalTok"><text:s text:c="1"/></text:span><text:span text:style-name="KeywordTok">while</text:span> loop?</text:p>
        </text:list-item>
      </text:list>
      <text:p text:style-name="First_20_paragraph">Next solve the following problems using a do while loop:</text:p>
      <text:list text:style-name="L4">
        <text:list-item>
          <text:p text:style-name="P4">Display numbers 0 to 50.</text:p>
        </text:list-item>
        <text:list-item>
          <text:p text:style-name="P4">Display numbers 30 to -20.</text:p>
        </text:list-item>
        <text:list-item>
          <text:p text:style-name="P4">Write a do while loop that generates this output:</text:p>
          <text:p text:style-name="P5">1 10 100 1000 10000 100000 1000000</text:p>
        </text:list-item>
        <text:list-item>
          <text:p text:style-name="P4">Ask the user to enter positive integers. Keep track of the largest number user enters. After user indicates they are done, display the largest number user entered.</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11:01Z</meta:creation-date>
    <dc:date>2021-06-15T04:11:01Z</dc:date>
    <meta:user-defined meta:name="date" meta:value-type="string">June  15, 2021 (12:10: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i>n</mi>
</math>
</file>

<file path=Formula-2/content.xml><?xml version="1.0" encoding="utf-8"?>
<math xmlns="http://www.w3.org/1998/Math/MathML" display="inline">
  <mrow>
    <mn>1</mn>
    <mo>+</mo>
    <mfrac>
      <mn>1</mn>
      <mn>2</mn>
    </mfrac>
    <mo>+</mo>
    <mfrac>
      <mn>1</mn>
      <mn>3</mn>
    </mfrac>
    <mo>+</mo>
    <mfrac>
      <mn>1</mn>
      <mn>4</mn>
    </mfrac>
    <mo>+</mo>
    <mfrac>
      <mn>1</mn>
      <mn>5</mn>
    </mfrac>
    <mo>+</mo>
    <mi>.</mi>
    <mi>.</mi>
    <mi>.</mi>
    <mo>+</mo>
    <mfrac>
      <mn>1</mn>
      <mi>n</mi>
    </mfrac>
  </mrow>
</math>
</file>